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5974" officeooo:paragraph-rsid="001b59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work 2</text:p>
      <text:p text:style-name="P1">Dean Keithly</text:p>
      <text:p text:style-name="P1"/>
      <text:p text:style-name="P1">Problem 1:</text:p>
      <text:p text:style-name="P1">The code included in github (RBTree) is capable of inserting and deleting nodes of a Red-Black Tree and is covered by unittesting to 99%.</text:p>
      <text:p text:style-name="P1">The time to insert a new node into the Red-Black Tree is O(log n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22:38:49.548198303</meta:creation-date>
    <dc:date>2018-03-13T22:40:53.235659865</dc:date>
    <meta:editing-duration>PT2M5S</meta:editing-duration>
    <meta:editing-cycles>1</meta:editing-cycles>
    <meta:document-statistic meta:table-count="0" meta:image-count="0" meta:object-count="0" meta:page-count="1" meta:paragraph-count="5" meta:word-count="44" meta:character-count="235" meta:non-whitespace-character-count="196"/>
    <meta:generator>LibreOffice/5.1.6.2$Linux_X86_64 LibreOffice_project/10m0$Build-2</meta:generator>
  </office:meta>
</office:document-meta>
</file>